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text-align="end" style:justify-single-word="false" style:text-autospace="none"/>
      <style:text-properties fo:color="#000000" style:font-name="David" fo:font-size="14pt" style:font-name-asian="Courier New" style:font-size-asian="14pt" style:font-name-complex="Courier New" style:font-size-complex="14pt"/>
    </style:style>
    <style:style style:name="P4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break-before="page"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hutosh Priyadarshy</text:p>
      <text:p text:style-name="P3">Medical Imaging Modalities Homework 1</text:p>
      <text:p text:style-name="P1"/>
      <text:p text:style-name="P1"/>
      <text:p text:style-name="P1">%% Homework 1</text:p>
      <text:p text:style-name="P1"><text:s/></text:p>
      <text:p text:style-name="P1">% Define the number of random vectors desired.</text:p>
      <text:p text:style-name="P2">numberOfVectors = [64 256 4096];</text:p>
      <text:p text:style-name="P2"><text:s/></text:p>
      <text:p text:style-name="P1">% Compute the final length and expectedLength for each cardinality of</text:p>
      <text:p text:style-name="P1">% random vectors.</text:p>
      <text:p text:style-name="P4"><text:span text:style-name="T1">for</text:span><text:span text:style-name="T2"> iSizes = 1:length(numberOfVectors)</text:span></text:p>
      <text:p text:style-name="P2"><text:s text:c="4"/>currentNumberOfVectors = numberOfVectors(iSizes)</text:p>
      <text:p text:style-name="P2"><text:s text:c="4"/>finalLength = sumVectors(numberOfVectors(iSizes))</text:p>
      <text:p text:style-name="P2"><text:s text:c="4"/>expectedLength = numberOfVectors(iSizes)/sqrt(2)</text:p>
      <text:p text:style-name="P6">end</text:p>
      <text:p text:style-name="P5"/>
      <text:p text:style-name="P4"><text:span text:style-name="T1">function</text:span><text:span text:style-name="T2"> [ finalLength ] = sumVectors( numberOfVectors )</text:span></text:p>
      <text:p text:style-name="P1">%sumVectors Sums a specified number of random unit vectors that point along</text:p>
      <text:p text:style-name="P1">%the arc 0 to pi. </text:p>
      <text:p text:style-name="P1">% <text:s text:c="2"/>numberOfVectors The number of random, unit vectors desired to be summed.</text:p>
      <text:p text:style-name="P1">%</text:p>
      <text:p text:style-name="P1">% <text:s text:c="2"/>finalLength The magnitude of the sum of the all the random, unit vectors. </text:p>
      <text:p text:style-name="P1"><text:s/></text:p>
      <text:p text:style-name="P1">% Create an array of random points from 0 to 1.</text:p>
      <text:p text:style-name="P2">randomPoints = rand(1, numberOfVectors);</text:p>
      <text:p text:style-name="P2"><text:s/></text:p>
      <text:p text:style-name="P1">% Transform the random points in the range 0 to 1 to points along the unit</text:p>
      <text:p text:style-name="P1">% arc with angle given by the random value. </text:p>
      <text:p text:style-name="P2">randomAngles = (randomPoints*pi/2);</text:p>
      <text:p text:style-name="P2"><text:s/></text:p>
      <text:p text:style-name="P1">% Break each point down into an x and y component .</text:p>
      <text:p text:style-name="P4"><text:span text:style-name="T2">xComps = cos(randomAngles); <text:s text:c="3"/></text:span><text:span text:style-name="T3">% r = 1, x = r*cos(angle)</text:span></text:p>
      <text:p text:style-name="P4"><text:span text:style-name="T2">yComps = sin(randomAngles); <text:s text:c="3"/></text:span><text:span text:style-name="T3">% r = 1, y = r*sin(angle) <text:s/></text:span></text:p>
      <text:p text:style-name="P1"><text:s/></text:p>
      <text:p text:style-name="P1">% Find the total x and y components. </text:p>
      <text:p text:style-name="P2">xSum = sum(xComps);</text:p>
      <text:p text:style-name="P2">ySum = sum(yComps);</text:p>
      <text:p text:style-name="P2"><text:s/></text:p>
      <text:p text:style-name="P1">% Use the pythagorean theorem. </text:p>
      <text:p text:style-name="P2">finalLength = sqrt(xSum^2 + ySum^2);</text:p>
      <text:p text:style-name="P2"><text:s/></text:p>
      <text:p text:style-name="P6">end</text:p>
      <text:p text:style-name="P6"><text:s/></text:p>
      <text:p text:style-name="P5"/>
      <text:p text:style-name="P7"/>
      <text:p text:style-name="Standard">currentNumberOfVectors =</text:p>
      <text:p text:style-name="Standard"/>
      <text:p text:style-name="Standard"><text:s text:c="4"/>64</text:p>
      <text:p text:style-name="Standard"/>
      <text:p text:style-name="Standard"/>
      <text:p text:style-name="Standard">finalLength =</text:p>
      <text:p text:style-name="Standard"/>
      <text:p text:style-name="Standard"><text:s text:c="3"/>57.1766</text:p>
      <text:p text:style-name="Standard"/>
      <text:p text:style-name="Standard"/>
      <text:p text:style-name="Standard">expectedLength =</text:p>
      <text:p text:style-name="Standard"/>
      <text:p text:style-name="Standard"><text:s text:c="3"/>45.2548</text:p>
      <text:p text:style-name="Standard"/>
      <text:p text:style-name="Standard"/>
      <text:p text:style-name="Standard">currentNumberOfVectors =</text:p>
      <text:p text:style-name="Standard"/>
      <text:p text:style-name="Standard"><text:s text:c="3"/>256</text:p>
      <text:p text:style-name="Standard"/>
      <text:p text:style-name="Standard"/>
      <text:p text:style-name="Standard">finalLength =</text:p>
      <text:p text:style-name="Standard"/>
      <text:p text:style-name="Standard"><text:s text:c="2"/>231.1561</text:p>
      <text:p text:style-name="Standard"/>
      <text:p text:style-name="Standard"/>
      <text:p text:style-name="Standard">expectedLength =</text:p>
      <text:p text:style-name="Standard"/>
      <text:p text:style-name="Standard"><text:s text:c="2"/>181.0193</text:p>
      <text:p text:style-name="Standard"/>
      <text:p text:style-name="Standard"/>
      <text:p text:style-name="Standard">currentNumberOfVectors =</text:p>
      <text:p text:style-name="Standard"/>
      <text:p text:style-name="Standard"><text:s text:c="8"/>4096</text:p>
      <text:p text:style-name="Standard"/>
      <text:p text:style-name="Standard"/>
      <text:p text:style-name="Standard">finalLength =</text:p>
      <text:p text:style-name="Standard"/>
      <text:p text:style-name="Standard"><text:s text:c="2"/>3.6928e+003</text:p>
      <text:p text:style-name="Standard"/>
      <text:p text:style-name="Standard"/>
      <text:p text:style-name="Standard">expectedLength =</text:p>
      <text:p text:style-name="Standard"/>
      <text:p text:style-name="Standard"><text:s text:c="2"/>2.8963e+0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utosh Priyadarshy</meta:initial-creator>
    <meta:creation-date>2011-02-01T00:30:14.66</meta:creation-date>
    <meta:document-statistic meta:table-count="0" meta:image-count="0" meta:object-count="0" meta:page-count="2" meta:paragraph-count="59" meta:word-count="230" meta:character-count="1544"/>
    <dc:date>2011-02-01T00:32:21.50</dc:date>
    <dc:creator>Ashutosh Priyadarshy</dc:creator>
    <meta:editing-duration>PT00H02M07S</meta:editing-duration>
    <meta:editing-cycles>1</meta:editing-cycles>
    <meta:generator>OpenOffice.org/3.2$Win32 OpenOffice.org_project/320m12$Build-9483</meta:generator>
  </office:meta>
</office:document-meta>
</file>